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.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c1b1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5a9f9" officeooo:paragraph-rsid="0055a9f9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8" style:family="paragraph" style:parent-style-name="Standard">
      <style:paragraph-properties fo:text-align="start" style:justify-single-word="false" fo:hyphenation-ladder-count="no-limit"/>
      <style:text-properties officeooo:paragraph-rsid="0025eb9e" fo:hyphenate="true" fo:hyphenation-remain-char-count="2" fo:hyphenation-push-char-count="2" loext:hyphenation-no-caps="false"/>
    </style:style>
    <style:style style:name="P2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30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e120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51a0c8" officeooo:paragraph-rsid="0025eb9e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4c7ce7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uk" fo:country="UA" fo:font-weight="normal" officeooo:rsid="0051a0c8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language="uk" fo:country="UA" fo:font-weight="normal" officeooo:rsid="005b94ea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3" style:family="text">
      <style:text-properties officeooo:rsid="00565029"/>
    </style:style>
    <style:style style:name="T24" style:family="text">
      <style:text-properties officeooo:rsid="00572bc7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5in" draw:visible-area-height="1.9795in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2</text:span></text:p>
      <text:p text:style-name="P25"><text:span text:style-name="T11"><text:line-break/></text:span><text:span text:style-name="T3">з дисципліни «</text:span><text:span text:style-name="T4">Створення мобільного інтерфейсу на Flutter</text:span><text:span text:style-name="T13">»</text:span></text:p>
      <text:p text:style-name="P27"/>
      <text:p text:style-name="P24"><text:span text:style-name="T5">на тему: </text:span><text:span text:style-name="T6">«Ознайомитись з видами віджетів Flutter, використання вікон, що не зберігають стан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9"><text:span text:style-name="T9">Тема. <text:s/></text:span><text:span text:style-name="T8">Створення мобільного інтерфейсу на Flutter</text:span><text:span text:style-name="T7">.</text:span></text:p>
      <text:p text:style-name="P18"><text:span text:style-name="T10">Мета.</text:span><text:span text:style-name="T7"> Ознайомитись з видами віджетів Flutter, використання вікон, що не зберігають стан.</text:span></text:p>
      <text:p text:style-name="P14">Завдання. <text:span text:style-name="T19">Створити мобільний додаток з використання вікон без стану. Вивести всі рішення для логічної задачі з ЛР1 у вигляді списку, надати користувачу можливість вибрати розмірність задачі.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3875361649888">
          <table:table-cell table:style-name="Table1.A1" office:value-type="string">
            <text:p text:style-name="P22">№</text:p>
          </table:table-cell>
          <table:table-cell table:style-name="Table1.A1" office:value-type="string">
            <text:p text:style-name="P20">Задача</text:p>
          </table:table-cell>
          <table:table-cell table:style-name="Table1.A1" office:value-type="string">
            <text:p text:style-name="P20">Стиль програми</text:p>
          </table:table-cell>
          <table:table-cell table:style-name="Table1.D1" office:value-type="string">
            <text:p text:style-name="P20">Спосіб вирішення</text:p>
          </table:table-cell>
        </table:table-row>
        <table:table-row table:style-name="TableLine93875361765888"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0">Магічний квадрат</text:p>
          </table:table-cell>
          <table:table-cell table:style-name="Table1.A2" office:value-type="string">
            <text:p text:style-name="P20">Функціональний</text:p>
          </table:table-cell>
          <table:table-cell table:style-name="Table1.D2" office:value-type="string">
            <text:p text:style-name="P21">Дедукція</text:p>
          </table:table-cell>
        </table:table-row>
      </table:table>
      <text:p text:style-name="P16">Вивести всі рішення для логічної задачі, додатково можливість зміни розмірності n:</text:p>
      <text:list xml:id="list3607871604" text:style-name="L1">
        <text:list-item>
          <text:p text:style-name="P30">Магічний квадрат — це квадратна таблиця n*n, заповнена n^2 числами таким чином, що сума чисел у кожному рядку, кожному стовпчику і на обох діагоналях однакова, n=3.</text:p>
        </text:list-item>
      </text:list>
      <text:p text:style-name="P15">Стиль програми:</text:p>
      <text:list xml:id="list2984449393" text:style-name="L2">
        <text:list-item>
          <text:p text:style-name="P31">Функціональний – використання генераторів, функціоналів.</text:p>
        </text:list-item>
      </text:list>
      <text:p text:style-name="P15">Спосіб вирішення:</text:p>
      <text:list xml:id="list211940368" text:style-name="L3">
        <text:list-item>
          <text:p text:style-name="P32">Дедукція, пошук від зворотного – генерація всіх можливих станів (перестановки списку) та відбір тих, що задовольняють умові.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tree/malloc-optimized/lr2" text:style-name="Internet_20_link" text:visited-style-name="Visited_20_Internet_20_Link"><text:span text:style-name="T17">ithub</text:span></text:a></text:p>
      <text:p text:style-name="P28"><text:span text:style-name="T20">Результати виконання програми. </text:span><text:a xlink:type="simple" xlink:href="https://www.youtube.com/shorts/7jeZxJeNUKk" text:style-name="Internet_20_link" text:visited-style-name="Visited_20_Internet_20_Link"><text:span text:style-name="T22">youtube</text:span></text:a></text:p>
      <text:p text:style-name="P33"/>
      <text:p text:style-name="P26">Висновки</text:p>
      <text:p text:style-name="P17">Фреймворк Flutter дозволяє розробляти нові компоненти(віджети) на основі вже існуючих. Цей фреймворк дещо схожий на ReactJS, <text:span text:style-name="T23">але він має унікальний спосіб роботи зі станом, який є більш узгодженим, але менше продуманим і через це виникає багато шаблонного коду. Вказану проблему частково вирішує бібліотека </text:span><text:span text:style-name="T24">flutter_hooks, яка є портом аналогічного функціоналу з ReactJ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3-15T08:53:26.873042937</dc:date>
    <meta:editing-duration>PT1H34M39S</meta:editing-duration>
    <meta:editing-cycles>68</meta:editing-cycles>
    <meta:generator>LibreOffice/7.2.5.2.0$Linux_X86_64 LibreOffice_project/20$Build-2</meta:generator>
    <meta:document-statistic meta:table-count="1" meta:image-count="0" meta:object-count="1" meta:page-count="2" meta:paragraph-count="35" meta:word-count="223" meta:character-count="1642" meta:non-whitespace-character-count="1447"/>
  </office:meta>
</office:document-meta>
</file>